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4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035cm"/>
    </style:style>
    <style:style style:name="co4" style:family="table-column">
      <style:table-column-properties fo:break-before="auto" style:column-width="1.055cm"/>
    </style:style>
    <style:style style:name="co5" style:family="table-column">
      <style:table-column-properties fo:break-before="auto" style:column-width="3.972cm"/>
    </style:style>
    <style:style style:name="co6" style:family="table-column">
      <style:table-column-properties fo:break-before="auto" style:column-width="3.254cm"/>
    </style:style>
    <style:style style:name="co7" style:family="table-column">
      <style:table-column-properties fo:break-before="auto" style:column-width="4.4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map style:condition="cell-content()=&quot;loss&quot;" style:apply-style-name="Error" style:base-cell-address="'round 1'.D1"/>
    </style:style>
    <style:style style:name="ce10" style:family="table-cell" style:parent-style-name="Default">
      <style:map style:condition="cell-content()=&quot;win&quot;" style:apply-style-name="Good" style:base-cell-address="'round 1'.D2"/>
    </style:style>
    <style:style style:name="ce3" style:family="table-cell" style:parent-style-name="Default">
      <style:map style:condition="cell-content()=&quot;win&quot;" style:apply-style-name="Good" style:base-cell-address="'round 2'.D2"/>
    </style:style>
    <style:style style:name="ce4" style:family="table-cell" style:parent-style-name="Default">
      <style:map style:condition="cell-content()=&quot;win&quot;" style:apply-style-name="Good" style:base-cell-address="'round 3'.D2"/>
    </style:style>
    <style:style style:name="ce5" style:family="table-cell" style:parent-style-name="Default">
      <style:map style:condition="cell-content()=&quot;win&quot;" style:apply-style-name="Good" style:base-cell-address="'round 4'.D2"/>
    </style:style>
    <style:style style:name="ce6" style:family="table-cell" style:parent-style-name="Default">
      <style:map style:condition="cell-content()=&quot;win&quot;" style:apply-style-name="Good" style:base-cell-address="'round 5'.D2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dropped</text:p>
          </table:table-cell>
        </table:table-row>
        <table:table-row table:style-name="ro1">
          <table:table-cell office:value-type="string" calcext:value-type="string">
            <text:p>Chris Gardner He/H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istian Scharkus He/H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on Kratz He/H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ly Temel She/H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el He/H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ander Gerhard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andru Tifle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paslan Ay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reas E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ej Jesen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ne van Bochov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edikt Rie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yi Heid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b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l Man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 Marquard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istian Sedlmei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istopher Kleimey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ny Wutini Longfiel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io Re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Ebe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Liss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Ohrendor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nis Jühl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itrij Krasnoutskij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k9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bian Meyer-Ben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lix Goldba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orian Schumach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orian Witthau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iner Lap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nning Jans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ka Potočni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sper Ste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annes Kro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nathan Osag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nny Ca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ri Kannheis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lvin W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nstantin Humm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on Unbehau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ka Vodni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te Marte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us Papendi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Scho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us Stadl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in Odab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in Schuck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win Zimmerman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thias May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thias Ried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 Kretschm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 Panawo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 Wierzewsk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imilian Eikmei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lin Pet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hael Schei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co v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kolai Kornher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cal Pfoh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ul Karabacz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ul Schandelmai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 Jorzi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ilipp Bef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moz Vodni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chid Be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ffael Ru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e Schär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é Hasenste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ardo Roi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ert Geisl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in Wal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bastian Bieberste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bastian Büs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bastian Zint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on Korhamm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on Imhof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on Fra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on Herzo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fan Chlad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fanie Pirsi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fano Di Pin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omas Schadin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 Ackerman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bias Praetor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ni Gleichman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ny Da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Ömer Akar</text:p>
          </table:table-cell>
          <table:table-cell office:value-type="float" office:value="1" calcext:value-type="float">
            <text:p>1</text:p>
          </table:table-cell>
        </table:table-row>
      </table:table>
      <table:table table:name="round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9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Jonathan Osagi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Stefanie Pirsi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affael Rut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tthias May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Philip Jorzik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0"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obias Praetor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x Kretschm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Philipp Befa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ximilian Eikmeier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ius Papendic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rio Renn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Witthau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 Chladek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0"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Arne van Bochov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erlin Petz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Robert Geisl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René Hasenstei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obin Walz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abian Meyer-Benz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elix Goldbach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Ömer Aka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ul Schandelmai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uka Vodnik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Ricardo Roig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onny Cash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eon Unbehaun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x Wierzewski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Simon Imhofe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elvin We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enedikt Rieger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onstantin Humme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Ohrendorf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arl Mandl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ubi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Simon Frank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ene Schärling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kus Stadler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ru Tiflea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uri Kannheise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Lily Temel She/Her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tthias Riedle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Leon Kratz He/Him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oni Gleichmann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Christian Scharkus He/Him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Jaka Potočnik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Schol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Henning Jansen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hris Marquardt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win Zimmermann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ny Wutini Longfield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tin Schuckmann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ul Karabaczek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uk9r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hristian Sedlmeier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lte Martens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Heiner Lapp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Nikolai Kornherr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Simon Korhammer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scal Pfoh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homas Schadinger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Nico vw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hristopher Kleimeyer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cel He/Him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Schumacher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m Ackermann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mitrij Krasnoutskij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vid Lisson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o Di Pint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Alexander Gerhardt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sper Stein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nej Jesenek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Andreas Eder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imon Herzog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tin Odabas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Sebastian Büser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ennis Jühlen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Ebert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oel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hannes Kroh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paslan Ayar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Sebastian Bieberstein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rimoz Vodnik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ichael Scheid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enyi Heider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x Panawong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bastian Zintz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achid Beck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hris Gardner He/Him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Tony Dao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 table:number-rows-repeated="1048456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'round 1'.D2:'round 1'.D117">
            <calcext:condition calcext:apply-style-name="Good" calcext:value="=&quot;win&quot;" calcext:base-cell-address="'round 1'.D2"/>
          </calcext:conditional-format>
          <calcext:conditional-format calcext:target-range-address="'round 1'.D1:'round 1'.D1048576">
            <calcext:condition calcext:apply-style-name="Error" calcext:value="=&quot;loss&quot;" calcext:base-cell-address="'round 1'.D1"/>
          </calcext:conditional-format>
          <calcext:conditional-format calcext:target-range-address="'round 1'.D1:'round 1'.D1048576">
            <calcext:condition calcext:apply-style-name="Neutral" calcext:value="=&quot;draw&quot;" calcext:base-cell-address="'round 1'.D1"/>
          </calcext:conditional-format>
        </calcext:conditional-formats>
      </table:table>
      <table:table table:name="round 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table:style-name="Default"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Jasper Ste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ny Da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bastian Zintz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nej Jesene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obert Geisl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Schumac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x Wierzewski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hris Gardner He/Hi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mitrij Krasnoutskij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nny Cas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Heiner Lap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uri Kannheis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Simon Herzog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 Chladek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hristopher Kleimey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ichael Schei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obin Walz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x Kretschm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ebastian Büse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rio Renn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Nikolai Kornher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obias Praetori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ie Pirsich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x Panawong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uka Vodnik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tin Schuckman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tadl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Gerhard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 Jorzik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Henning Jansen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imon Imhofer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Chris Marquard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imon Korhammer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ni Gleichmann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Christian Sedlmeier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ximilian Eikmeier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affael Ruta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ené Hasenstein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Witthaut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ily Temel She/Her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Befard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paslan Ayar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imon Frank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onstantin Hummel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homas Schadinger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Paul Karabaczek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erlin Petz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choll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enedikt Rieger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Rene Schärling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Jonathan Osagie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Andreas Eder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uk9r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Alexandru Tiflea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ennis Jühlen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Benyi Heider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ub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Jaka Potočnik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tefano Di Pinto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ny Wutini Longfield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icardo Roig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vid Ohrendorf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Ebert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oel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Pascal Pfohl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Fabian Meyer-Benz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tthias Ried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bastian Bieberstein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rne van Bochov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ius Papendick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cel He/Him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Johannes Kroh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Primoz Vodnik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Leon Kratz He/Him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Rachid Beck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Felix Goldbach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tin Odabas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vid Lisson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arl Mandl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elvin We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Ömer Akar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lte Martens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Christian Scharkus He/Him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Nico vw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tthias Mayer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win Zimmermann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ul Schandelmaier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eon Unbehaun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Tim Ackermann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BYE</text:p>
          </table:table-cell>
        </table:table-row>
        <calcext:conditional-formats>
          <calcext:conditional-format calcext:target-range-address="'round 2'.D2:'round 2'.D117">
            <calcext:condition calcext:apply-style-name="Good" calcext:value="=&quot;win&quot;" calcext:base-cell-address="'round 2'.D2"/>
          </calcext:conditional-format>
          <calcext:conditional-format calcext:target-range-address="'round 2'.D2:'round 2'.D117">
            <calcext:condition calcext:apply-style-name="Error" calcext:value="=&quot;loss&quot;" calcext:base-cell-address="'round 2'.D2"/>
          </calcext:conditional-format>
          <calcext:conditional-format calcext:target-range-address="'round 2'.D2:'round 2'.D117">
            <calcext:condition calcext:apply-style-name="Neutral" calcext:value="=&quot;draw&quot;" calcext:base-cell-address="'round 2'.D2"/>
          </calcext:conditional-format>
        </calcext:conditional-formats>
      </table:table>
      <table:table table:name="round 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4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table:style-name="Default"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bastian Zint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Stefano Di Pint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hannes Kro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nathan Osagi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Christian Scharkus He/Hi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tthias Ried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imon Korhamm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x Wierzewski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hristopher Kleimey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Simon Frank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Primoz Vodnik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lte Marten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Alexandru Tifle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Ohrendorf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Luka Vodni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Witthau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ul Schandelmaie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Ömer Aka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ico vw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x Panawon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Paul Karabaczek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tefan Chladek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Heiner Lapp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Henning Janse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imon Herzo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homas Schadinger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Jaka Potočnik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tin Schuckman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mitrij Krasnoutskij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 Jorzik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Carl Mandl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affael Rut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win Zimmermann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im Ackermann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cel He/Him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tadler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ie Pirsich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ennis Jühlen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Lily Temel She/Her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tthias Mayer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vid Ebert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Kelvin W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Robert Geisler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ene Schärling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abian Meyer-Benz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eon Unbehaun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onstantin Hummel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Chris Gardner He/Him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bastian Büser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elix Goldbach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asper Stein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oel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choll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tin Odaba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hristian Sedlmeier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ny Dao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uri Kannheiser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erlin Petz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Rachid Beck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bastian Bieberstein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enyi Heider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ius Papendick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Andreas Eder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x Kretschmer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ené Hasenstei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ichael Scheid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Robin Walz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Philipp Befard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Jonny Cash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uk9r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rne van Bochove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ni Gleichmann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paslan Ayar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ikolai Kornherr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Benedikt Rieger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ximilian Eikmeier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imon Imhofer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scal Pfohl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Chris Marquardt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Bubi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obias Praetori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Anej Jesenek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Ricardo Roig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Leon Kratz He/Him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Lisson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Alexander Gerhardt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rio Renner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Schumacher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Danny Wutini Longfield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 table:number-rows-repeated="15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'round 3'.D2:'round 3'.D135">
            <calcext:condition calcext:apply-style-name="Good" calcext:value="=&quot;win&quot;" calcext:base-cell-address="'round 3'.D2"/>
          </calcext:conditional-format>
          <calcext:conditional-format calcext:target-range-address="'round 3'.D2:'round 3'.D135">
            <calcext:condition calcext:apply-style-name="Error" calcext:value="=&quot;loss&quot;" calcext:base-cell-address="'round 3'.D2"/>
          </calcext:conditional-format>
          <calcext:conditional-format calcext:target-range-address="'round 3'.D2:'round 3'.D135">
            <calcext:condition calcext:apply-style-name="Neutral" calcext:value="=&quot;draw&quot;" calcext:base-cell-address="'round 3'.D2"/>
          </calcext:conditional-format>
        </calcext:conditional-formats>
      </table:table>
      <table:table table:name="round 4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5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table:style-name="Default"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Dmitrij Krasnoutskij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Carl Mand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rimoz Vodni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eon Unbehau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ru Tifle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onny Cas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oe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cel He/Hi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ul Karabacze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Benyi Hei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hris Marquard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uka Vodni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Simon Imhof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hristian Sedlmei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enedikt Rieg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ony Da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Befar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nej Jesene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nathan Osagi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ichael Schei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tthias Riedl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x Panawong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affael Rut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Alpaslan Aya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aul Schandelmaie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Gerhardt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ené Hasenstei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Heiner Lapp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Rene Schärling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onstantin Humme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imon Korhamme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ni Gleichman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hris Gardner He/Him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ico vw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Bubi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scal Pfoh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Christopher Kleimey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ennis Jühlen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tin Schuckmann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tefano Di Pinto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uk9r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 Jorzik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abian Meyer-Benz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Christian Scharkus He/Him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Lisson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ily Temel She/Her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tthias Mayer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lte Marten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Ricardo Roig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ebastian Zintz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Johannes Kroh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Henning Jansen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kus Stadler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rio Renner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im Ackermann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sper Stein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imon Frank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obin Walz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Robert Geisler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eon Kratz He/Him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win Zimmermann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ikolai Kornherr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ie Pirsich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ka Potočnik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elix Goldbach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ius Papendick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chol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x Wierzewski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achid Beck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Andreas Eder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Ohrendorf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bastian Büser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homas Schadinger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Juri Kannheiser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vid Ebert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Schumacher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x Kretschmer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Florian Witthaut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imon Herzog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erlin Petz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 Chladek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Sebastian Bieberstein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tin Odabas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Kelvin We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ny Wutini Longfield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bias Praetori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Arne van Bochove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ximilian Eikmeier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calcext:conditional-formats>
          <calcext:conditional-format calcext:target-range-address="'round 4'.D2:'round 4'.D117">
            <calcext:condition calcext:apply-style-name="Good" calcext:value="=&quot;win&quot;" calcext:base-cell-address="'round 4'.D2"/>
          </calcext:conditional-format>
          <calcext:conditional-format calcext:target-range-address="'round 4'.D2:'round 4'.D117">
            <calcext:condition calcext:apply-style-name="Error" calcext:value="=&quot;loss&quot;" calcext:base-cell-address="'round 4'.D2"/>
          </calcext:conditional-format>
          <calcext:conditional-format calcext:target-range-address="'round 4'.D2:'round 4'.D117">
            <calcext:condition calcext:apply-style-name="Neutral" calcext:value="=&quot;draw&quot;" calcext:base-cell-address="'round 4'.D2"/>
          </calcext:conditional-format>
        </calcext:conditional-formats>
      </table:table>
      <table:table table:name="round 5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2" table:default-cell-style-name="ce6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table:style-name="Default"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Gerhard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icardo Roi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achid Be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Ohrendor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Eber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onathan Osagi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o Di Pint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ny Wutini Longfiel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Henning Janse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imon Korhamm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Benedikt Rieg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ikolai Kornher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hris Marquard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tadl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onstantin Humme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bastian Zintz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Rene Schärling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rio Renn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ichael Schei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ru Tifle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oe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uk9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homas Schadinge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imon Frank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ximilian Eikmei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ennis Jühle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hristian Scharkus He/Him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uka Vodnik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Florian Witthau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obias Praetori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Jasper Stei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abian Meyer-Benz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ubi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x Wierzewski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Robin Walz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Robert Geisler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ily Temel She/He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ebastian Büser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Anej Jesenek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erlin Petz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Paul Schandelmaier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rimoz Vodnik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ni Gleichmann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Schumacher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hris Gardner He/Him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Nico vw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tin Odabas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affael Ruta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rne van Bochov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lte Marten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aul Karabaczek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m Ackermann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Kelvin W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tthias Mayer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tefan Chladek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elix Goldbach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imon Herzog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ius Papendick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hristopher Kleimeyer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imon Imhofer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Leon Unbehaun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René Hasenstein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win Zimmermann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Pascal Pfohl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Juri Kannheiser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x Kretschmer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paslan Ayar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hristian Sedlmeier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tthias Ried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aka Potočnik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x Panawong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choll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eon Kratz He/Him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mitrij Krasnoutskij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Lisson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cel He/Him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ony Dao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Heiner Lapp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enyi Heider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Stefanie Pirsich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 table:number-rows-repeated="1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'round 5'.D2:'round 5'.D122">
            <calcext:condition calcext:apply-style-name="Good" calcext:value="=&quot;win&quot;" calcext:base-cell-address="'round 5'.D2"/>
          </calcext:conditional-format>
          <calcext:conditional-format calcext:target-range-address="'round 5'.D2:'round 5'.D122">
            <calcext:condition calcext:apply-style-name="Error" calcext:value="=&quot;loss&quot;" calcext:base-cell-address="'round 5'.D2"/>
          </calcext:conditional-format>
          <calcext:conditional-format calcext:target-range-address="'round 5'.D2:'round 5'.D122">
            <calcext:condition calcext:apply-style-name="Neutral" calcext:value="=&quot;draw&quot;" calcext:base-cell-address="'round 5'.D2"/>
          </calcext:conditional-format>
        </calcext:conditional-formats>
      </table:table>
      <table:table table:name="xround 6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</table:table>
      <table:table table:name="top 16" table:style-name="ta1">
        <table:table-column table:style-name="co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mitrij Krasnoutskij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Fabian Meyer-Benz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 Chlade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Luka Vodni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eon Kratz He/Hi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nathan Osagi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paslan Ay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Robin Walz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ico v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aul Karabacze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elvin W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</table:table>
      <table:table table:name="top 4" table:style-name="ta1"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Stefan Chlade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Alpaslan Aya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mitrij Krasnoutskij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</table:table>
      <table:table table:name="xround1" table:style-name="ta1"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exander Gerhardt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exandru Tiflea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paslan Ayar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dreas Eder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ej Jesenek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ne van Bochov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nedikt Rieger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nyi Heider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bi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rl Mandl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ris Gardner He/Him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ris Marquardt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ristian Scharkus He/Him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ristian Sedlmeier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ristopher Kleimeyer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nny Wutini Longfield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rio Renn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vid Ebert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vid Lisson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vid Ohrendorf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nnis Jühlen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mitrij Krasnoutskij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uk9r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abian Meyer-Benz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lix Goldbach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orian Schumacher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ian Witthau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iner Lapp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nning Jansen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ka Potočnik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sper Stein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hannes Kroh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nathan Osagi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nny Cash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uri Kannheise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lvin We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nstantin Humme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on Kratz He/Him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on Unbehaun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ly Temel She/Her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ka Vodnik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te Martens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cel He/Him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ius Papendic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us Schol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kus Stadler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tin Odabas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tin Schuckmann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win Zimmermann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tthias May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tthias Riedle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x Kretschm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x Panawong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 Wierzewski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imilian Eikmeie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rlin Petz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chael Scheid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co vw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kolai Kornherr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el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Ömer Aka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cal Pfoh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ul Karabaczek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ul Schandelmai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ilip Jorzik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ilipp Befa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imoz Vodnik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chid Beck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ffael Rut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né Hasenstei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ne Schärling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cardo Roig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bert Geisl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bin Walz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bastian Bieberstein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bastian Büser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bastian Zintz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mon Frank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on Herzog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on Imhofe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mon Korhammer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efan Chladek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efanie Pirsi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efano Di Pint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omas Schadinger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 Ackermann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bias Praetor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ni Gleichmann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ny Dao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</table:table>
      <table:table table:name="xround2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ander Gerhard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exandru Tiflea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paslan Ayar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dreas Eder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ej Jesene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ne van Bochov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nedikt Rieger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nyi Heider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b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l Mandl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ris Gardner He/Hi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 Marquard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tian Scharkus He/Him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ristian Sedlmeier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topher Kleimey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nny Wutini Longfield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rio Renn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vid Ebert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 Lisson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 Ohrendorf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nnis Jühlen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mitrij Krasnoutskij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uk9r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bian Meyer-Benz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elix Goldbach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orian Schumache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orian Witthaut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iner Lap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nning Jansen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ka Potočnik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sper Stei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annes Kroh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nathan Osagie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nny Cas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uri Kannheis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elvin We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onstantin Hummel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on Kratz He/Him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on Unbehaun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ly Temel She/Her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ka Vodnik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lte Martens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cel He/Him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us Papendick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kus Scholl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kus Stadl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tin Odabas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tin Schuckman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win Zimmermann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tthias Mayer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thias Ried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 Kretschm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 Panawong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x Wierzewski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ximilian Eikmeier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rlin Petz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chael Schei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co vw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kolai Kornher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el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Ömer Akar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cal Pfohl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ul Karabaczek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ul Schandelmaier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hilip Jorzik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hilipp Befard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oz Vodnik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chid Beck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ffael Ruta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né Hasenstein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ne Schärling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icardo Roig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bert Geisl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in Walz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bastian Bieberstein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bastian Büse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bastian Zintz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mon Frank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mon Herzog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mon Imhofer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mon Korhammer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efan Chladek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efanie Pirsich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efano Di Pinto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omas Schadinger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 Ackermann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bias Praetori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ni Gleichmann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ny Da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</table:table>
      <table:table table:name="xround3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exander Gerhardt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exandru Tiflea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paslan Ayar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dreas Eder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ej Jesenek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ne van Bochove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nedikt Rieger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nyi Heider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bi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l Mandl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ris Gardner He/Him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ris Marquardt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tian Scharkus He/Hi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ristian Sedlmeier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ristopher Kleimeye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nny Wutini Longfield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io Renner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vid Ebert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vid Lisson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vid Ohrendorf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nnis Jühlen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mitrij Krasnoutskij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uk9r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bian Meyer-Benz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elix Goldbach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ian Schumacher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orian Witthau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iner Lapp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nning Janse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ka Potočnik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 Stein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hannes Kro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nathan Osagi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nny Cash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uri Kannheiser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elvin W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nstantin Hummel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on Kratz He/Him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on Unbehaun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ly Temel She/Her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ka Vodni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lte Marten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cel He/Him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us Papendick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kus Scholl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us Stadler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tin Odaba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in Schuckman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win Zimmermann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tthias Mayer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thias Ried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x Kretschmer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x Panawon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x Wierzewski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ximilian Eikmeier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lin Petz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ael Scheid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co vw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kolai Kornherr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el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Ömer Aka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cal Pfohl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ul Karabaczek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ul Schandelmaie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ilip Jorzik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ilipp Befard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oz Vodnik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chid Beck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ffael Rut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né Hasenstei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ne Schärling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icardo Roig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bert Geisler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bin Walz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bastian Bieberstein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bastian Büser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bastian Zint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mon Frank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mon Herzo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on Imhofer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mon Korhamm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fan Chladek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fanie Pirsich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efano Di Pint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omas Schadinger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 Ackermann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bias Praetori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ni Gleichmann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ny Dao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</table:table>
      <table:table table:name="xround4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exander Gerhardt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exandru Tifle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paslan Aya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eas Eder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ej Jesene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ne van Bochove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nedikt Rieg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nyi Hei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bi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rl Mand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ris Gardner He/Him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ris Marquard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ristian Scharkus He/Him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ristian Sedlmeier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ristopher Kleimey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nny Wutini Longfield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rio Renner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 Ebert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vid Lisson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vid Ohrendorf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nnis Jühlen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mitrij Krasnoutskij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k9r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bian Meyer-Benz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lix Goldbach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orian Schumacher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lorian Witthaut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iner Lapp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nning Jansen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ka Potočnik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sper Stein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hannes Kroh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nathan Osagi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nny Cash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ri Kannheiser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lvin We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onstantin Humme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on Kratz He/Him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on Unbehau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ly Temel She/Her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ka Vodni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lte Marten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cel He/Hi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ius Papendick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kus Schol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kus Stadler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in Odabas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tin Schuckmann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win Zimmermann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thias Mayer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thias Riedl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x Kretschmer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 Panawong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x Wierzewski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ximilian Eikmeier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rlin Petz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chael Schei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co vw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kolai Kornherr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e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cal Pfoh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ul Karabacze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ul Schandelmaie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ilip Jorzik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hilipp Befar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imoz Vodni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chid Beck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ffael Rut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né Hasenstei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ne Schärling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cardo Roig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bert Geisler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bin Walz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bastian Bieberstein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bastian Büser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bastian Zintz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mon Frank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on Herzog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mon Imhof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mon Korhamme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efan Chladek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efanie Pirsich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fano Di Pinto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omas Schadinger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 Ackermann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bias Praetori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ni Gleichman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ny Da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</table:table>
      <table:table table:name="xround5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exander Gerhard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exandru Tifle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paslan Ayar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ej Jesenek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ne van Bochov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nedikt Rieger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nyi Heider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bi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 Gardner He/Him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ris Marquard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ristian Scharkus He/Him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ristian Sedlmeier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topher Kleimeyer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ny Wutini Longfiel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rio Renn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vid Eber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vid Lisson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 Ohrendorf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nnis Jühle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mitrij Krasnoutskij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k9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bian Meyer-Benz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elix Goldbach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orian Schumacher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ian Witthau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iner Lapp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nning Janse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ka Potočnik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sper Stei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nathan Osagi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uri Kannheiser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elvin W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onstantin Humme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on Kratz He/Him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on Unbehaun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ly Temel She/He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ka Vodnik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lte Marten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cel He/Him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ius Papendick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kus Scholl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kus Stadl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tin Odabas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win Zimmermann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tthias Mayer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tthias Ried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x Kretschmer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x Panawong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 Wierzewski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ximilian Eikmei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lin Petz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chael Schei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co vw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kolai Kornher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e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cal Pfohl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ul Karabaczek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ul Schandelmaier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moz Vodnik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chid Be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ffael Ruta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né Hasenstein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ne Schärling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cardo Roi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bert Geisler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in Walz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bastian Büser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bastian Zintz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on Frank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mon Herzog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mon Imhofer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mon Korhamm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efan Chladek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efanie Pirsich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fano Di Pint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omas Schadinge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 Ackermann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bias Praetori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ni Gleichmann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ny Dao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  <table:database-ranges>
        <table:database-range table:name="__Anonymous_Sheet_DB__9" table:target-range-address="xround1.A1:xround1.C119">
          <table:sort>
            <table:sort-by table:field-number="0" table:data-type="automatic"/>
          </table:sort>
        </table:database-range>
        <table:database-range table:name="__Anonymous_Sheet_DB__10" table:target-range-address="xround2.A1:xround2.C118" table:contains-header="false">
          <table:sort>
            <table:sort-by table:field-number="0" table:data-type="automatic"/>
          </table:sort>
        </table:database-range>
        <table:database-range table:name="__Anonymous_Sheet_DB__11" table:target-range-address="xround3.A1:xround3.C118" table:contains-header="false">
          <table:sort>
            <table:sort-by table:field-number="0" table:data-type="automatic"/>
          </table:sort>
        </table:database-range>
        <table:database-range table:name="__Anonymous_Sheet_DB__12" table:target-range-address="xround4.A2:xround4.C117" table:contains-header="false">
          <table:sort>
            <table:sort-by table:field-number="0" table:data-type="automatic"/>
          </table:sort>
        </table:database-range>
        <table:database-range table:name="__Anonymous_Sheet_DB__13" table:target-range-address="xround5.A1:xround5.C10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22T22:15:09.596000000</meta:creation-date>
    <meta:generator>LibreOffice/7.3.4.2$Windows_X86_64 LibreOffice_project/728fec16bd5f605073805c3c9e7c4212a0120dc5</meta:generator>
    <dc:date>2025-03-04T11:21:28.793000000</dc:date>
    <meta:editing-duration>P6DT4H53M7S</meta:editing-duration>
    <meta:editing-cycles>426</meta:editing-cycles>
    <meta:document-statistic meta:table-count="14" meta:cell-count="4385" meta:object-count="0"/>
    <meta:user-defined meta:name="ProgId">Excel.Sheet</meta:user-defined>
  </office:meta>
</office:document-meta>
</file>